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Monospace" svg:font-family="Monospace"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No_20_Spacing">
      <style:text-properties fo:font-size="12pt" fo:language="fr" fo:country="CA" style:font-size-asian="12pt" style:font-size-complex="12pt"/>
    </style:style>
    <style:style style:name="P2" style:family="paragraph" style:parent-style-name="No_20_Spacing">
      <style:text-properties fo:font-size="11.5pt" fo:language="fr" fo:country="CA" style:font-size-asian="11.5pt" style:font-size-complex="11.5pt"/>
    </style:style>
    <style:style style:name="P3" style:family="paragraph" style:parent-style-name="No_20_Spacing">
      <style:paragraph-properties fo:margin-left="1.27cm" fo:margin-right="0cm" fo:text-indent="0cm" style:auto-text-indent="false"/>
      <style:text-properties fo:font-size="11.5pt" fo:language="fr" fo:country="CA" style:font-size-asian="11.5pt" style:font-size-complex="11.5pt"/>
    </style:style>
    <style:style style:name="P4" style:family="paragraph" style:parent-style-name="Text_20_body">
      <style:text-properties fo:font-size="12pt" fo:language="fr" fo:country="CA" style:font-size-asian="12pt" style:font-size-complex="12pt"/>
    </style:style>
    <style:style style:name="P5" style:family="paragraph" style:parent-style-name="No_20_Spacing" style:list-style-name="WWNum2"/>
    <style:style style:name="P6" style:family="paragraph" style:parent-style-name="No_20_Spacing">
      <style:text-properties fo:font-size="11.5pt" fo:language="fr" fo:country="CA" style:font-size-asian="11.5pt" style:font-size-complex="11.5pt"/>
    </style:style>
    <style:style style:name="P7" style:family="paragraph" style:parent-style-name="No_20_Spacing" style:list-style-name="WWNum2">
      <style:text-properties fo:font-size="11.5pt" fo:language="fr" fo:country="CA" style:font-size-asian="11.5pt" style:font-size-complex="11.5pt"/>
    </style:style>
    <style:style style:name="P8" style:family="paragraph" style:parent-style-name="No_20_Spacing">
      <style:text-properties fo:font-size="12pt" fo:language="fr" fo:country="CA" style:font-size-asian="12pt" style:font-size-complex="12pt"/>
    </style:style>
    <style:style style:name="P9" style:family="paragraph" style:parent-style-name="No_20_Spacing">
      <style:text-properties fo:language="fr" fo:country="CA" fo:font-weight="bold" style:font-weight-asian="bold"/>
    </style:style>
    <style:style style:name="P10" style:family="paragraph" style:parent-style-name="No_20_Spacing">
      <style:paragraph-properties fo:margin-left="1.27cm" fo:margin-right="0cm" fo:text-indent="0cm" style:auto-text-indent="false"/>
      <style:text-properties fo:font-size="11.5pt" fo:language="fr" fo:country="CA" style:font-size-asian="11.5pt" style:font-size-complex="11.5pt"/>
    </style:style>
    <style:style style:name="P11" style:family="paragraph" style:parent-style-name="Heading_20_2">
      <style:text-properties fo:language="fr" fo:country="CA" style:text-underline-style="solid" style:text-underline-width="auto" style:text-underline-color="font-color"/>
    </style:style>
    <style:style style:name="P12" style:family="paragraph" style:parent-style-name="Heading_20_1">
      <style:paragraph-properties fo:break-before="page"/>
      <style:text-properties fo:language="fr" fo:country="CA" fo:font-weight="bold" style:font-weight-asian="bold"/>
    </style:style>
    <style:style style:name="T1" style:family="text">
      <style:text-properties fo:font-size="11.5pt" fo:language="fr" fo:country="CA" style:font-size-asian="11.5pt" style:font-size-complex="11.5pt"/>
    </style:style>
    <style:style style:name="T2" style:family="text">
      <style:text-properties fo:language="fr" fo:country="CA" fo:font-weight="bold" style:font-weight-asian="bold"/>
    </style:style>
    <style:style style:name="T3" style:family="text">
      <style:text-properties fo:language="fr" fo:country="CA" style:text-underline-style="solid" style:text-underline-width="auto" style:text-underline-color="font-color"/>
    </style:style>
    <style:style style:name="T4" style:family="text">
      <style:text-properties fo:font-size="12pt" fo:language="fr" fo:country="CA" style:font-size-asian="12pt" style:font-size-complex="12pt"/>
    </style:style>
    <style:style style:name="T5" style:family="text">
      <style:text-properties fo:font-size="12pt" fo:language="fr" fo:country="CA" style:text-underline-style="solid" style:text-underline-width="auto" style:text-underline-color="font-color" style:font-size-asian="12pt" style:font-size-complex="12pt"/>
    </style:style>
    <style:style style:name="T6" style:family="text">
      <style:text-properties fo:font-size="12pt" fo:language="fr" fo:country="CA"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écisions d’implémentation</text:h>
      <text:h text:style-name="P11" text:outline-level="2">Décision 1: Implémentation d'une Fonction de déconnexion</text:h>
      <text:p text:style-name="P1"/>
      <text:p text:style-name="P1">La déconnexion du client au serveur comprenait quelques lignes de code même du côté utilisateur de la classe NetworkClient. Pour se déconnecter du serveur si on est connecté il suffit d'exécuter la méthode « close() » d'une instance de la classe « NetworkClient ». Cependant, cette opération doit être suivi de certaines opérations telles que de changer la valeur de variables booléennes nécessaire à l'activation/désactivation des entrées de menu. De plus il faut changer la valeur de la variable workerActif à « faux » pour signaler au système de traitement des thread que le programme n'est plus en état de dessin à l'écran. </text:p>
      <text:p text:style-name="P1"/>
      <text:p text:style-name="P1">La problématique est que ces lignes de code doivent être répétées à plusieurs endroits dans le code puisque nous voulons déconnecter le client à plusieurs moments. <text:s/>Nous avions donc deux solutions possibles. Soit on accepte la répétition de code, soit on ne l'accepte pas et on réunit ce code dans une méthode qui sera appelé quand on veut déconnecter le client.</text:p>
      <text:p text:style-name="P1"/>
      <text:p text:style-name="P1">Nous avons décidé que nous rassemblerons ces lignes de code dans une méthode « disconnectClient ». Cette méthode serait appelée au besoin et ne prend qu'une ligne de code. Cette méthode offre de nombreux avantages. Premièrement, elle diminue le couplage puisque le code est plus facile à maintenir. Si on veut changer les opérations entourant la déconnexion du client, nous n'avons qu'à mettre à jour les lignes de code dans la méthode « disconnectClient ». Autrement, nous aurions dû maintenir tous les autres bouts de code un à un. Ce qui augmente la difficulté de la maintenance de l'application.</text:p>
      <text:p text:style-name="P1"/>
      <text:p text:style-name="P1">Nous avons constaté qu'il n'existe pas de meilleures solutions que celle présentée. En effet, étant donné la simplicité de la problématique, il est connu que de rassembler les lignes de code dans une méthode est la meilleure des solutions.</text:p>
      <text:p text:style-name="P9"/>
      <text:h text:style-name="P11" text:outline-level="2">Décision 2: L'utilisation d'un lambda pour le listener d'un item de menu</text:h>
      <text:p text:style-name="No_20_Spacing"><text:span text:style-name="T5"/></text:p>
      <text:p text:style-name="No_20_Spacing"><text:span text:style-name="T4">Pour ajouter des déclencheurs d'événements à des « menuItem » on utilise habituellement des « ActionListner » qui sont des objets que nous passons en paramètre à la fonction « addActionListener » de l'item de menu. Cela peut se faire de deux façon, on pourrait créer une classe qui implémenterait ActionListener et ensuite passer une instance anonyme à la fonction addActionListener. On pourrait aussi tout simplement utiliser ce qu'on appelle une expression lambda ou fonction anonyme. Ce lambda aurait uniquement l'implémentation de la méthode « actionPerformed ».</text:span></text:p>
      <text:p text:style-name="P1"/>
      <text:p text:style-name="P1">Nous avons opter pour la solutions des lambdas. Le premier avantage est que nous gardons la portée courante de la fonction englobante. En effet, il n'est pas très efficace d'avoir les variables d'instance de la classe englobante hors de porté dans le contexte d'un code qui s'exécute avec un événement de menu. </text:p>
      <text:p text:style-name="P1"/>
      <text:p text:style-name="No_20_Spacing"><text:span text:style-name="T4">Le second avantage est que le respect de la sémantique de programmation établie. En général on créer une classe quand on veut utiliser une instance de cette classe de manière à utiliser à fond l'objet, c'est à </text:span><text:soft-page-break/><text:span text:style-name="T4">dire ces multiples méthodes de son interfaces publiques. Dans le cas d'une classe implémentant « ActionListener », c'est seulement une méthode qui est implémentée et celle-ci n'est utilisé que dans un cas précis. On peut donc dire que de créer une classe uniquement pour contenir un bout de code qui serait exécuter dans un gestionnaire d'événement est inefficace. </text:span></text:p>
      <text:p text:style-name="No_20_Spacing"><text:span text:style-name="T6"/></text:p>
      <text:p text:style-name="No_20_Spacing"><text:span text:style-name="T2">Décisions de conception</text:span></text:p>
      <text:h text:style-name="Heading_20_2" text:outline-level="2"><text:span text:style-name="T3">Décision 1 : La classe Shape et ses trois sous-classes : Oval, Rectangle et Line</text:span></text:h>
      <text:p text:style-name="P4"/>
      <text:p text:style-name="P4">Nous avions à modéliser un système permettant d'afficher diverses forme à l'écran. Les formes de bases à dessiner sont les suivantes : le carré, le rectangle, le cercle, l'oval et la ligne. Parmi ces formes, nous avons discerner plusieurs concepts émanents de ces formes. </text:p>
      <text:p text:style-name="P4">Pour l'établissement des classes permettant de modéliser ce module, nous avions alors au moins deux solutions qui s'offraient à nous. On avait penser à créer une seule et unique classe « Polygone » gérant tous les cas de formes géométriques dessinables. Cette classe « Polygone » aurait une liste d'objet point et une fonction à l'intérieur de la classe se chargerait de relier ses points par une ligne ou un arc. Cette solution s'avérait à être très souple en terme d'utilisation mais peu approprié au cadre de l'exercice. En effet, le niveau de complexité des formes à dessiner est bas, les formes à dessiner sont de base et non exhaustif. Or un concept de polygones s'avère approprié pour des formes concues sur mesure et d'apparence varié. En d'autres mots, <text:s/>un concept de polygone est trop complexe dans le contexte d'un nombre de formes de base limité.</text:p>
      <text:p text:style-name="P4">Nous avons eu par la suite une autre idée. Il y aurait une classe mère « Shape » comme la classe de la bibliothèque standard de Java. <text:s/>Pour les classes dérivées, on pourrait soit créer une classe pour chaque forme de base à dessiner ou agglomérer les concepts de forme similaire dans quelques classes. Nous avons instinctivement établit des ressemblances entre les formes et compris qu'il fallait créer un nombre de classes limités au premier niveau d'héritage. Nous avons réalisé que les classes « Rectangle, Oval et Line » pouvait englober à eux seul les 5 formes à dessiner puisqu'un carré est un rectangle et qu'un cercle est une forme ovale avec un rayon horizontal égale au rayon vertical. </text:p>
      <text:p text:style-name="P4"/>
      <text:h text:style-name="Heading_20_2" text:outline-level="2"><text:span text:style-name="T3">Décision 2 : Circle et Square qui dérivent de Oval et Rectangle</text:span></text:h>
      <text:p text:style-name="P4"/>
      <text:p text:style-name="P4">L'énoncé du travail pratique stipulait que nous devions gérer la couleur en fonction des formes à afficher.</text:p>
      <text:p text:style-name="P4">On s'est dit qu'on pourrait définir la couleur dans le constructeur des classes. Ceci impliquait de représenter spécifiquement toutes les formes à dessiner. Cela impliquait la création de classes sur un deuxième niveau d'héritage qui sont les classes « Circle et carré ». C'est là qu'intervient les deux solutions possibles. On a le choix de rendre les constructeurs accessible à l'utilisateur de la classe où non. En d'autres mots, doit-on laisser le choix à l'utilisateur des couleurs respectives des formes? Prenons le cas où on laisse un tel choix entre l'utilisateur. Cela peut mener à des couleurs différentes entre formes de même type. Par exemple, il serait possible que l'utilisateur choisisse que certains rectangles soient rouge alors que d'autre orange. Ceci serait contraire aux spécifications du travail pratique. Si on prend le cas ou la couleur serait codé en dur dans un constructeur protégé, les formes ont leur couleur respectives.</text:p>
      <text:p text:style-name="P4"><text:soft-page-break/></text:p>
      <text:p text:style-name="P4">Notre premier réflexe a été de nous dire qu'on aurait une classe « Circle » et une class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 plus, nous nous sommes dits que notre conception actuelle des formes expliquées à la décision précédente, ne pouvait pas valider les données reçue par le serveur ni celle retourné par notre classe permettant de filtrer les données. Par exemple. On ne pouvait pas valider si la hauteur et la largeur correspondait bien au type de forme à dessiner. Le serveur pourrait nous envoyer une forme « carré » ayant une largeur différente à sa hauteur et notre programme le catégoriserait. </text:p>
      <text:list xml:id="list1024875450" text:style-name="WWNum2">
        <text:list-item>
          <text:p text:style-name="P5"><text:span text:style-name="T1">Présenter la problématique ayant motivé votre réflexion et votre décision. </text:span></text:p>
        </text:list-item>
      </text:list>
      <text:p text:style-name="P3"/>
      <text:list xml:id="list534923032" text:continue-numbering="true" text:style-name="WWNum2">
        <text:list-item>
          <text:p text:style-name="P5"><text:span text:style-name="T1">Établir le contexte.</text:span></text:p>
        </text:list-item>
      </text:list>
      <text:p text:style-name="P2"/>
      <text:list xml:id="list1146153817" text:continue-numbering="true" text:style-name="WWNum2">
        <text:list-item>
          <text:p text:style-name="P5"><text:span text:style-name="T1">Présenter au moins deux solutions possibles, en expliquant leurs forces et leurs faiblesses, entre autres, en termes de cohésion et de couplage.</text:span></text:p>
        </text:list-item>
      </text:list>
      <text:p text:style-name="P2"/>
      <text:list xml:id="list232794747" text:continue-numbering="true" text:style-name="WWNum2">
        <text:list-item>
          <text:p text:style-name="P5"><text:span text:style-name="T1">Expliquer la solution retenue, quels sont ses avantages, pourquoi avoir choisi cette solution plutôt qu’une autre.</text:span></text:p>
        </text:list-item>
      </text:list>
      <text:p text:style-name="P2"/>
      <text:list xml:id="list656144833" text:continue-numbering="true" text:style-name="WWNum2">
        <text:list-item>
          <text:p text:style-name="P7">Proposer une voie possible d’amélioration. Par exemple, si vous n’aviez pas eu à respecter les contraintes de l’énoncé, y avait-il une solution qui aurait été plus adéquate? Cette solution n’a pas besoin d’être nécessairement meilleure que celle que vous avez retenue, mais elle peut, par exemple, comporter certains avantages que votre solution n’a pas. Si vous considérez que votre solution est idéale, expliquer pourquoi elle répond parfaitement à tous les critères.</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Monospace" svg:font-family="Monospace"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parent-style-name="Standard" style:default-outline-level="">
      <style:paragraph-properties fo:margin-top="0cm" fo:margin-bottom="0cm" fo:line-height="100%"/>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style:font-size-asian="14pt" style:font-size-complex="14pt"/>
    </style:style>
    <style:style style:name="ListLabel_20_1" style:display-name="ListLabel 1" style:family="text"/>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meta:initial-creator>
    <meta:creation-date>2011-10-09T22:02:37</meta:creation-date>
    <dc:date>2011-10-11T23:57:56</dc:date>
    <dc:creator>Samuel </dc:creator>
    <meta:editing-duration>PT2H40M26S</meta:editing-duration>
    <meta:editing-cycles>36</meta:editing-cycles>
    <meta:generator>LibreOffice/3.3$Unix LibreOffice_project/330m19$Build-401</meta:generator>
    <meta:document-statistic meta:table-count="0" meta:image-count="0" meta:object-count="0" meta:page-count="3" meta:paragraph-count="25" meta:word-count="1289" meta:character-count="7883"/>
  </office:meta>
</office:document-meta>
</file>